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pider_5f_Arrow">
      <style:graphic-properties svg:stroke-width="0.025cm" draw:marker-start="" draw:marker-start-width="0.178cm" draw:marker-end-width="0.178cm" fo:padding-top="0.137cm" fo:padding-bottom="0.137cm" fo:padding-left="0.262cm" fo:padding-right="0.262cm"/>
    </style:style>
    <style:style style:name="gr2" style:family="graphic" style:parent-style-name="Turbine_5f_Code">
      <style:graphic-properties fo:min-height="3.149cm"/>
    </style:style>
    <style:style style:name="gr3" style:family="graphic" style:parent-style-name="Turbine_5f_WorkUnit">
      <style:graphic-properties fo:min-height="0.339cm"/>
    </style:style>
    <style:style style:name="P1" style:family="paragraph">
      <style:text-properties fo:font-family="'Courier New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6pt"/>
    </style:style>
    <style:style style:name="P4" style:family="paragraph">
      <style:text-properties fo:font-size="10pt"/>
    </style:style>
    <style:style style:name="T1" style:family="text">
      <style:text-properties fo:font-family="'Courier New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family="'Courier New'" style:font-family-generic="modern" style:font-pitch="fixed"/>
    </style:style>
    <style:style style:name="T4" style:family="text">
      <style:text-properties fo:font-size="16pt"/>
    </style:style>
    <style:style style:name="T5" style:family="text">
      <style:text-properties fo:font-family="'Courier New'" style:font-family-generic="modern" style:font-pitch="fixed" fo:font-weight="bold" style:font-size-asian="10pt" style:font-weight-asian="bold" style:font-size-complex="10pt" style:font-weight-complex="bold"/>
    </style:style>
    <style:style style:name="T6" style:family="text">
      <style:text-properties style:font-size-asian="10pt" style:font-size-complex="10pt"/>
    </style:style>
    <style:style style:name="T7" style:family="text">
      <style:text-properties fo:font-size="10pt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ataflow" draw:style-name="dp1" draw:master-page-name="Default">
        <draw:circle draw:style-name="Spider_5f_Circle" draw:layer="layout" svg:width="0.635cm" svg:height="0.635cm" svg:x="2.984cm" svg:y="0.571cm">
          <text:p>1</text:p>
        </draw:circle>
        <draw:custom-shape draw:style-name="Spider_5f_Component" draw:text-style-name="P1" draw:id="id3" draw:layer="layout" svg:width="2.54cm" svg:height="1.016cm" svg:x="4.826cm" svg:y="3.81cm">
          <text:p><text:span text:style-name="T1">ADLB</text:span></text:p>
          <text:p><text:span text:style-name="T1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pider_5f_Component" draw:text-style-name="P1" draw:id="id2" draw:layer="layout" svg:width="2.54cm" svg:height="1.016cm" svg:x="4.826cm" svg:y="2.286cm">
          <text:p><text:span text:style-name="T1">Turbine</text:span><text:span text:style-name="T1"><text:line-break/></text:span><text:span text:style-name="T1">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pider_5f_Component" draw:text-style-name="P1" draw:id="id4" draw:layer="layout" svg:width="2.54cm" svg:height="1.016cm" svg:x="4.826cm" svg:y="5.334cm">
          <text:p><text:span text:style-name="T1">Turbine</text:span><text:span text:style-name="T1"><text:line-break/></text:span><text:span text:style-name="T1">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pider_5f_Docs" draw:text-style-name="P2" draw:id="id1" draw:layer="layout" svg:width="2.794cm" svg:height="1.651cm" svg:x="4.826cm" svg:y="0.19cm">
          <text:p><text:span text:style-name="T2">Generated</text:span><text:span text:style-name="T2"><text:line-break/></text:span><text:span text:style-name="T2">Cod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Spider_5f_Arrow" draw:layer="layout" draw:type="lines" svg:x1="4.826cm" svg:y1="1.016cm" svg:x2="4.826cm" svg:y2="2.794cm" draw:start-shape="id1" draw:start-glue-point="5" draw:end-shape="id2" svg:d="m4826 1016h-513l-13 1778h526">
          <text:p/>
        </draw:connector>
        <draw:frame draw:style-name="Spider_5f_VLabel" draw:layer="layout" svg:width="2.54cm" svg:height="0.635cm" draw:transform="rotate (1.5707963267946) translate (3.703cm 3.048cm)">
          <draw:text-box>
            <text:p>startup</text:p>
          </draw:text-box>
        </draw:frame>
        <draw:connector draw:style-name="Spider_5f_Arrow" draw:layer="layout" draw:type="lines" svg:x1="4.826cm" svg:y1="2.794cm" svg:x2="4.826cm" svg:y2="4.318cm" draw:start-shape="id2" draw:start-glue-point="3" draw:end-shape="id3" svg:d="m4826 2794h-526v1524h526">
          <text:p/>
        </draw:connector>
        <draw:frame draw:style-name="Spider_5f_VLabel" draw:layer="layout" svg:width="3.048cm" svg:height="0.635cm" draw:transform="rotate (1.5707963267946) translate (3.68cm 5.715cm)">
          <draw:text-box>
            <text:p>work distribution</text:p>
          </draw:text-box>
        </draw:frame>
        <draw:connector draw:style-name="Spider_5f_Arrow" draw:layer="layout" draw:type="lines" svg:x1="4.826cm" svg:y1="4.318cm" svg:x2="4.826cm" svg:y2="5.842cm" draw:start-shape="id3" draw:start-glue-point="3" draw:end-shape="id4" draw:end-glue-point="3" svg:d="m4826 4318h-526v1524h526">
          <text:p/>
        </draw:connector>
        <draw:frame draw:style-name="Turbine_5f_Code" draw:layer="layout" svg:width="4.191cm" svg:height="2.318cm" svg:x="0cm" svg:y="0.476cm">
          <draw:text-box>
            <text:p>rules {</text:p>
            <text:p><text:s text:c="2"/>data a b c<text:line-break/> <text:s/>close a</text:p>
            <text:p><text:s text:c="2"/>rule {a} {b} {f a b}</text:p>
            <text:p><text:s text:c="2"/>rule {b} {c} {g b c}<text:line-break/>}</text:p>
          </draw:text-box>
        </draw:frame>
        <draw:frame draw:style-name="Turbine_5f_WorkUnit" draw:layer="layout" svg:width="1.271cm" svg:height="0.385cm" svg:x="2.336cm" svg:y="3.046cm">
          <draw:text-box>
            <text:p>f a b</text:p>
          </draw:text-box>
        </draw:frame>
        <draw:frame draw:style-name="Spider_5f_VLabel" draw:layer="layout" svg:width="2.54cm" svg:height="0.635cm" svg:x="2.095cm" svg:y="2.413cm">
          <draw:text-box>
            <text:p>a is closed</text:p>
          </draw:text-box>
        </draw:frame>
        <draw:line draw:style-name="gr1" draw:layer="layout" svg:x1="3.175cm" svg:y1="3.555cm" svg:x2="3.175cm" svg:y2="4.826cm">
          <text:p/>
        </draw:line>
        <draw:frame draw:style-name="Turbine_5f_WorkUnit" draw:layer="layout" svg:width="2.541cm" svg:height="0.385cm" svg:x="8.127cm" svg:y="4.443cm">
          <draw:text-box>
            <text:p>complete: f a b</text:p>
          </draw:text-box>
        </draw:frame>
        <draw:circle draw:style-name="Spider_5f_Circle" draw:layer="layout" svg:width="0.635cm" svg:height="0.635cm" svg:x="1.397cm" svg:y="2.794cm">
          <text:p>2</text:p>
        </draw:circle>
        <draw:circle draw:style-name="Spider_5f_Circle" draw:layer="layout" svg:width="0.635cm" svg:height="0.635cm" svg:x="2.222cm" svg:y="4.127cm">
          <text:p>3</text:p>
        </draw:circle>
        <draw:circle draw:style-name="Spider_5f_Circle" draw:layer="layout" svg:width="0.635cm" svg:height="0.635cm" svg:x="4.191cm" svg:y="6.413cm">
          <text:p>4</text:p>
        </draw:circle>
        <draw:circle draw:style-name="Spider_5f_Circle" draw:layer="layout" svg:width="0.635cm" svg:height="0.635cm" svg:x="8.255cm" svg:y="5.351cm">
          <text:p>5</text:p>
        </draw:circle>
        <draw:connector draw:style-name="Spider_5f_Arrow" draw:layer="layout" draw:type="lines" svg:x1="7.366cm" svg:y1="4.318cm" svg:x2="7.366cm" svg:y2="2.794cm" draw:start-shape="id3" draw:start-glue-point="1" draw:end-shape="id2" svg:d="m7366 4318h603v-1524h-603">
          <text:p/>
        </draw:connector>
        <draw:frame draw:style-name="Spider_5f_VLabel" draw:layer="layout" svg:width="2.921cm" svg:height="1.37cm" svg:x="7.747cm" svg:y="1.003cm">
          <draw:text-box>
            <text:p><text:span text:style-name="T3">f</text:span> completed</text:p>
            <text:p>close <text:span text:style-name="T3">b</text:span><text:line-break/>release <text:span text:style-name="T3">g b c</text:span></text:p>
          </draw:text-box>
        </draw:frame>
        <draw:circle draw:style-name="Spider_5f_Circle" draw:layer="layout" svg:width="0.635cm" svg:height="0.635cm" svg:x="8.382cm" svg:y="3.111cm">
          <text:p>6</text:p>
        </draw:circle>
        <draw:circle draw:style-name="Spider_5f_Circle" draw:layer="layout" svg:width="0.635cm" svg:height="0.635cm" svg:x="10.414cm" svg:y="0.911cm">
          <text:p>7</text:p>
        </draw:circle>
        <draw:connector draw:style-name="Spider_5f_Arrow" draw:layer="layout" draw:type="lines" svg:x1="7.366cm" svg:y1="5.842cm" svg:x2="7.366cm" svg:y2="4.318cm" draw:start-shape="id4" draw:start-glue-point="1" draw:end-shape="id3" draw:end-glue-point="1" svg:d="m7366 5842h603v-1524h-603">
          <text:p/>
        </draw:connector>
      </draw:page>
      <draw:page draw:name="Control msgs" draw:style-name="dp1" draw:master-page-name="Default">
        <draw:circle draw:style-name="Spider_5f_Circle" draw:text-style-name="P3" draw:layer="layout" svg:width="0.635cm" svg:height="0.635cm" svg:x="4.356cm" svg:y="0.218cm">
          <text:p><text:span text:style-name="T4">1</text:span></text:p>
        </draw:circle>
        <draw:custom-shape draw:style-name="Spider_5f_Component" draw:id="id7" draw:layer="layout" svg:width="2.54cm" svg:height="1.009cm" svg:x="5.626cm" svg:y="4.833cm">
          <text:p><text:span text:style-name="T5">ADLB</text:span></text:p>
          <text:p><text:span text:style-name="T5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pider_5f_Component" draw:id="id6" draw:layer="layout" svg:width="2.54cm" svg:height="1.016cm" svg:x="5.651cm" svg:y="2.286cm">
          <text:p><text:span text:style-name="T5">Turbine</text:span><text:span text:style-name="T5"><text:line-break/></text:span><text:span text:style-name="T5">Engin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pider_5f_Component" draw:layer="layout" svg:width="2.54cm" svg:height="1.016cm" svg:x="5.626cm" svg:y="6.477cm">
          <text:p><text:span text:style-name="T5">Turbine</text:span><text:span text:style-name="T5"><text:line-break/></text:span><text:span text:style-name="T5">Wo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pider_5f_Docs" draw:id="id8" draw:layer="layout" svg:width="2.794cm" svg:height="1.651cm" svg:x="5.626cm" svg:y="0cm">
          <text:p><text:span text:style-name="T6">Generated</text:span><text:span text:style-name="T6"><text:line-break/></text:span><text:span text:style-name="T6">Cod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Spider_5f_Arrow" draw:layer="layout" draw:type="lines" svg:x1="9.436cm" svg:y1="2.794cm" svg:x2="8.191cm" svg:y2="2.794cm" draw:start-shape="id5" draw:start-glue-point="3" draw:end-shape="id6" svg:d="m9436 2794h-526-116-603">
          <text:p/>
        </draw:connector>
        <draw:frame draw:style-name="Spider_5f_VLabel" draw:text-style-name="P4" draw:layer="layout" svg:width="1.778cm" svg:height="0.64cm" draw:transform="rotate (1.5707963267946) translate (4.501cm 2.667cm)">
          <draw:text-box>
            <text:p><text:span text:style-name="T7">startup</text:span></text:p>
          </draw:text-box>
        </draw:frame>
        <draw:frame draw:style-name="gr2" draw:layer="layout" svg:width="4.61cm" svg:height="3.399cm" svg:x="0.025cm" svg:y="0.262cm">
          <draw:text-box>
            <text:p/>
            <text:p>proc f {v i} { </text:p>
            <text:p><text:s text:c="2"/>rule {v} {i} {g v i}</text:p>
            <text:p>}</text:p>
            <text:p/>
            <text:p>rules {</text:p>
            <text:p><text:s text:c="2"/>data a b c<text:line-break/> <text:s/>close a</text:p>
            <text:p><text:s text:c="2"/>rule {a} {b} {tp: f a b}</text:p>
            <text:p><text:s text:c="2"/>rule {a} {c} {tp: f a c}<text:line-break/>}</text:p>
          </draw:text-box>
        </draw:frame>
        <draw:frame draw:style-name="Turbine_5f_WorkUnit" draw:layer="layout" svg:width="2.16cm" svg:height="0.385cm" svg:x="2.793cm" svg:y="3.715cm">
          <draw:text-box>
            <text:p>tp: f a b</text:p>
          </draw:text-box>
        </draw:frame>
        <draw:circle draw:style-name="Spider_5f_Circle" draw:text-style-name="P3" draw:layer="layout" svg:width="0.635cm" svg:height="0.635cm" svg:x="1.714cm" svg:y="3.746cm">
          <text:p><text:span text:style-name="T4">2</text:span></text:p>
        </draw:circle>
        <draw:circle draw:style-name="Spider_5f_Circle" draw:text-style-name="P3" draw:layer="layout" svg:width="0.635cm" svg:height="0.635cm" svg:x="4.398cm" svg:y="5.334cm">
          <text:p><text:span text:style-name="T4">3</text:span></text:p>
        </draw:circle>
        <draw:circle draw:style-name="Spider_5f_Circle" draw:text-style-name="P3" draw:layer="layout" svg:width="0.635cm" svg:height="0.635cm" svg:x="9.372cm" svg:y="5.651cm">
          <text:p><text:span text:style-name="T4">4</text:span></text:p>
        </draw:circle>
        <draw:circle draw:style-name="Spider_5f_Circle" draw:text-style-name="P3" draw:layer="layout" svg:width="0.635cm" svg:height="0.635cm" svg:x="9.69cm" svg:y="0.911cm">
          <text:p><text:span text:style-name="T4">5</text:span></text:p>
        </draw:circle>
        <draw:custom-shape draw:style-name="Spider_5f_Component" draw:id="id5" draw:layer="layout" svg:width="2.54cm" svg:height="1.016cm" svg:x="9.436cm" svg:y="2.286cm">
          <text:p><text:span text:style-name="T5">Turbine</text:span><text:span text:style-name="T5"><text:line-break/></text:span><text:span text:style-name="T5">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Turbine_5f_WorkUnit" draw:layer="layout" svg:width="2.16cm" svg:height="0.385cm" svg:x="2.793cm" svg:y="4.377cm">
          <draw:text-box>
            <text:p>tp: f a c</text:p>
          </draw:text-box>
        </draw:frame>
        <draw:connector draw:style-name="Spider_5f_Arrow" draw:layer="layout" draw:type="lines" draw:line-skew="-0.084cm -0.084cm" svg:x1="5.651cm" svg:y1="2.794cm" svg:x2="5.626cm" svg:y2="5.337cm" draw:start-shape="id6" draw:start-glue-point="3" draw:end-shape="id7" draw:end-glue-point="3" svg:d="m5651 2794h-610l-25 2543h610">
          <text:p/>
        </draw:connector>
        <draw:connector draw:style-name="Spider_5f_Arrow" draw:layer="layout" draw:type="lines" draw:line-skew="1.429cm" svg:x1="10.706cm" svg:y1="3.302cm" svg:x2="8.166cm" svg:y2="5.337cm" draw:start-shape="id5" draw:start-glue-point="2" draw:end-shape="id7" draw:end-glue-point="1" svg:d="m10706 3302v2032l-1937 3h-603">
          <text:p/>
        </draw:connector>
        <draw:frame draw:style-name="gr3" draw:layer="layout" svg:width="3.111cm" svg:height="0.339cm" svg:x="9.182cm" svg:y="4.614cm">
          <draw:text-box>
            <text:p>g v i <text:span text:style-name="T8">(v=a, i=b)</text:span></text:p>
          </draw:text-box>
        </draw:frame>
        <draw:frame draw:style-name="gr3" draw:layer="layout" svg:width="2.413cm" svg:height="0.339cm" svg:x="8.293cm" svg:y="1.866cm">
          <draw:text-box>
            <text:p><text:s/>complete tf: </text:p>
          </draw:text-box>
        </draw:frame>
        <draw:connector draw:style-name="Spider_5f_Arrow" draw:layer="layout" draw:type="lines" draw:line-skew="-0.097cm -0.084cm" svg:x1="5.626cm" svg:y1="0.826cm" svg:x2="5.651cm" svg:y2="2.794cm" draw:start-shape="id8" draw:start-glue-point="5" draw:end-shape="id6" draw:end-glue-point="3" svg:d="m5626 826h-610l25 1968h610">
          <text:p/>
        </draw:connector>
        <draw:frame draw:style-name="gr3" draw:layer="layout" svg:width="2.793cm" svg:height="0.339cm" svg:x="8.583cm" svg:y="6.8cm">
          <draw:text-box>
            <text:p>g ...</text:p>
          </draw:text-box>
        </draw:frame>
        <draw:polyline draw:style-name="Spider_5f_Arrow" draw:layer="layout" svg:width="1.65cm" svg:height="1.777cm" svg:x="7.239cm" svg:y="3.302cm" svg:viewBox="0 0 1651 1778" draw:points="0,0 0,317 1651,317 1651,1778 952,1778">
          <text:p/>
        </draw:polyline>
        <draw:line draw:style-name="Spider_5f_Arrow" draw:layer="layout" svg:x1="6.896cm" svg:y1="5.842cm" svg:x2="6.896cm" svg:y2="6.477cm">
          <text:p/>
        </draw:line>
        <draw:frame draw:style-name="gr3" draw:layer="layout" svg:width="2.793cm" svg:height="0.339cm" svg:x="8.42cm" svg:y="6.667cm">
          <draw:text-box>
            <text:p>g ...</text:p>
          </draw:text-box>
        </draw:frame>
        <draw:line draw:style-name="Spider_5f_Arrow" draw:layer="layout" svg:x1="6.921cm" svg:y1="4.826cm" svg:x2="6.921cm" svg:y2="3.302cm">
          <text:p/>
        </draw:line>
        <draw:polyline draw:style-name="Spider_5f_Arrow" draw:layer="layout" svg:width="3.15cm" svg:height="0.507cm" svg:x="6.921cm" svg:y="3.302cm" svg:viewBox="0 0 3151 508" draw:points="0,508 3151,508 3151,0">
          <text:p/>
        </draw:polyline>
        <draw:frame draw:style-name="gr3" draw:layer="layout" svg:width="2.73cm" svg:height="0.339cm" svg:x="7.15cm" svg:y="4.084cm">
          <draw:text-box>
            <text:p>g v i <text:span text:style-name="T8">(v=a, i=c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pider_5f_Component" style:display-name="Spider_Component" style:family="graphic" style:parent-style-name="standard">
      <style:graphic-properties draw:stroke-dash="Dash_20_2" svg:stroke-width="0.051cm" svg:stroke-color="#800000" draw:marker-start-width="0.381cm" draw:marker-end-width="0.381cm" draw:fill-color="#ffffff" draw:fill-gradient-name="Gradient_20_7" draw:fill-hatch-name="Hatch_20_1" draw:fill-image-name="Bitmape_20_1" draw:fill-image-width="0cm" draw:fill-image-height="0cm" draw:textarea-horizontal-align="justify" draw:textarea-vertical-align="middle" draw:auto-grow-height="false" fo:min-height="0cm" fo:min-width="0cm" draw:shadow="visible" draw:shadow-offset-x="0.076cm" draw:shadow-offset-y="0.076cm" draw:shadow-color="#c0c0c0" draw:shadow-opacity="50%"/>
      <style:paragraph-properties fo:text-align="center"/>
      <style:text-properties fo:font-size="8pt"/>
    </style:style>
    <style:style style:name="Spider_5f_Label" style:display-name="Spider_Label" style:family="graphic" style:parent-style-name="standard">
      <style:graphic-properties draw:stroke="none" draw:stroke-dash="Dash_20_2" svg:stroke-color="#000000" draw:fill="none" draw:fill-color="#ffffff" draw:fill-gradient-name="Gradient_20_7" draw:fill-hatch-name="Hatch_20_1" draw:fill-image-name="Bitmape_20_1" draw:textarea-horizontal-align="left" draw:textarea-vertical-align="middle" fo:min-height="0.385cm" draw:shadow-offset-x="0.305cm" draw:shadow-offset-y="0.305cm"/>
      <style:text-properties fo:font-size="10pt"/>
    </style:style>
    <style:style style:name="Spider_5f_VLabel" style:display-name="Spider_VLabel" style:family="graphic" style:parent-style-name="Spider_5f_Label">
      <style:graphic-properties draw:textarea-horizontal-align="center"/>
      <style:text-properties fo:font-size="9pt"/>
    </style:style>
    <style:style style:name="Spider_5f_Arrow" style:display-name="Spider_Arrow" style:family="graphic" style:parent-style-name="standard">
      <style:graphic-properties draw:marker-end="Arrow" draw:marker-end-width="0.203cm" draw:textarea-horizontal-align="center" draw:textarea-vertical-align="middle"/>
      <style:paragraph-properties fo:text-align="center"/>
    </style:style>
    <style:style style:name="Spider_5f_Sector" style:display-name="Spider_Sector" style:family="graphic" style:parent-style-name="standard">
      <style:graphic-properties draw:stroke-dash="Dash_20_2" svg:stroke-width="0.051cm" svg:stroke-color="#c0c0c0" draw:marker-start-width="0.381cm" draw:marker-end-width="0.381cm" draw:fill-gradient-name="Gradient_20_7" draw:fill-hatch-name="Hatch_20_1" draw:fill-image-name="Bitmape_20_1" draw:textarea-horizontal-align="center" draw:textarea-vertical-align="middle"/>
      <style:paragraph-properties fo:text-align="center"/>
    </style:style>
    <style:style style:name="Spider_5f_Circle" style:display-name="Spider_Circle" style:family="graphic" style:parent-style-name="Spider_5f_Component">
      <style:graphic-properties svg:stroke-color="#808080" draw:fill-color="#ffffff"/>
      <style:text-properties fo:font-size="16pt" style:font-size-asian="16pt" style:font-size-complex="16pt"/>
    </style:style>
    <style:style style:name="Spider_5f_Docs" style:display-name="Spider_Docs" style:family="graphic" style:parent-style-name="Spider_5f_Component">
      <style:graphic-properties svg:stroke-width="0.025cm" svg:stroke-color="#000080" draw:marker-start-width="0.33cm" draw:marker-end-width="0.33cm" draw:fill-color="#e6e6ff" fo:padding-top="0.112cm" fo:padding-bottom="0.112cm" fo:padding-left="0.237cm" fo:padding-right="0.237cm"/>
      <style:text-properties fo:font-size="9pt"/>
    </style:style>
    <style:style style:name="Turbine_5f_WorkUnit" style:display-name="Turbine_WorkUnit" style:family="graphic" style:parent-style-name="Spider_5f_VLabel">
      <style:graphic-properties draw:stroke="solid" svg:stroke-color="#808080" draw:fill="solid" draw:fill-color="#ffffff" draw:fill-image-width="0cm" draw:fill-image-height="0cm" fo:min-height="0.385cm" fo:padding-top="0cm" fo:padding-bottom="0cm" fo:padding-left="0cm" fo:padding-right="0cm"/>
      <style:paragraph-properties fo:text-align="start"/>
      <style:text-properties fo:font-family="'Courier New'" style:font-family-generic="modern" style:font-pitch="fixed" fo:font-size="7pt" style:font-size-asian="6pt" style:font-size-complex="6pt"/>
    </style:style>
    <style:style style:name="Turbine_5f_Code" style:display-name="Turbine_Code" style:family="graphic" style:parent-style-name="Spider_5f_VLabel">
      <style:graphic-properties draw:fill-image-width="0cm" draw:fill-image-height="0cm" draw:textarea-horizontal-align="left" fo:min-height="2.068cm"/>
      <style:paragraph-properties fo:text-align="start"/>
      <style:text-properties fo:font-family="'Courier New'" style:font-family-generic="modern" style:font-pitch="fixed" fo:font-size="7pt" style:font-size-asian="6pt" style:font-size-complex="6pt"/>
    </style:style>
  </office:styles>
  <office:automatic-styles>
    <style:page-layout style:name="PM0">
      <style:page-layout-properties fo:margin-top="0cm" fo:margin-bottom="0cm" fo:margin-left="0cm" fo:margin-right="0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ustin Wozniak</meta:initial-creator>
    <meta:creation-date>2011-01-28T13:31:46.98</meta:creation-date>
    <dc:date>2011-09-27T13:58:21.98</dc:date>
    <dc:creator>Justin Wozniak</dc:creator>
    <meta:editing-duration>PT40H21M23S</meta:editing-duration>
    <meta:editing-cycles>48</meta:editing-cycles>
    <meta:generator>OpenOffice.org/3.2$Win32 OpenOffice.org_project/320m12$Build-9483</meta:generator>
    <meta:document-statistic meta:object-count="51"/>
  </office:meta>
</office:document-meta>
</file>